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DB0000010B1EF84B95F2F14B7B.png" manifest:media-type="image/png"/>
  <manifest:file-entry manifest:full-path="Pictures/10000000000002DA0000010BD03DC54393F4C5ED.png" manifest:media-type="image/png"/>
  <manifest:file-entry manifest:full-path="Pictures/10000000000002DD00000109D33CB857C0A88A17.png" manifest:media-type="image/png"/>
  <manifest:file-entry manifest:full-path="Pictures/10000000000002DB000001098A7D3869F510637D.png" manifest:media-type="image/png"/>
  <manifest:file-entry manifest:full-path="Pictures/10000000000002DA0000010BC963874F45C598C7.png" manifest:media-type="image/png"/>
  <manifest:file-entry manifest:full-path="Pictures/10000000000002D900000108313665E4AE6AD126.png" manifest:media-type="image/png"/>
  <manifest:file-entry manifest:full-path="Pictures/10000000000002DD00000108B12D2A4B72EA064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20ce18" officeooo:paragraph-rsid="0020ce1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dotte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magine1" text:anchor-type="char" svg:x="-0.547cm" svg:y="-0.083cm" svg:width="19.308cm" svg:height="6.953cm" draw:z-index="0"><draw:image xlink:href="Pictures/10000000000002DD00000108B12D2A4B72EA064E.png" xlink:type="simple" xlink:show="embed" xlink:actuate="onLoad" draw:mime-type="image/png"/></draw:frame><draw:frame draw:style-name="fr1" draw:name="Immagine2" text:anchor-type="char" svg:x="19.048cm" svg:y="-0.079cm" svg:width="19.285cm" svg:height="6.983cm" draw:z-index="1"><draw:image xlink:href="Pictures/10000000000002D900000108313665E4AE6AD126.png" xlink:type="simple" xlink:show="embed" xlink:actuate="onLoad" draw:mime-type="image/png"/></draw:frame><draw:frame draw:style-name="fr1" draw:name="Immagine3" text:anchor-type="char" svg:x="19.817cm" svg:y="10.054cm" svg:width="18.796cm" svg:height="6.874cm" draw:z-index="2"><draw:image xlink:href="Pictures/10000000000002DA0000010BC963874F45C598C7.png" xlink:type="simple" xlink:show="embed" xlink:actuate="onLoad" draw:mime-type="image/png"/></draw:frame><draw:frame draw:style-name="fr1" draw:name="Immagine4" text:anchor-type="char" svg:x="9.872cm" svg:y="7.899cm" svg:width="18.643cm" svg:height="6.757cm" draw:z-index="6"><draw:image xlink:href="Pictures/10000000000002DB000001098A7D3869F510637D.png" xlink:type="simple" xlink:show="embed" xlink:actuate="onLoad" draw:mime-type="image/png"/></draw:frame><draw:frame draw:style-name="fr1" draw:name="Immagine5" text:anchor-type="char" svg:x="-0.586cm" svg:y="18.512cm" svg:width="19.313cm" svg:height="7.063cm" draw:z-index="3"><draw:image xlink:href="Pictures/10000000000002DA0000010BD03DC54393F4C5ED.png" xlink:type="simple" xlink:show="embed" xlink:actuate="onLoad" draw:mime-type="image/png"/></draw:frame><draw:frame draw:style-name="fr1" draw:name="Immagine6" text:anchor-type="char" svg:x="19.77cm" svg:y="18.521cm" svg:width="19.39cm" svg:height="7.01cm" draw:z-index="4"><draw:image xlink:href="Pictures/10000000000002DD00000109D33CB857C0A88A17.png" xlink:type="simple" xlink:show="embed" xlink:actuate="onLoad" draw:mime-type="image/png"/></draw:frame><draw:frame draw:style-name="fr1" draw:name="Immagine7" text:anchor-type="char" svg:x="-0.616cm" svg:y="9.925cm" svg:width="19.212cm" svg:height="7.017cm" draw:z-index="5"><draw:image xlink:href="Pictures/10000000000002DB0000010B1EF84B95F2F14B7B.png" xlink:type="simple" xlink:show="embed" xlink:actuate="onLoad" draw:mime-type="image/png"/></draw:frame>w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08:57:59.708900565</meta:creation-date>
    <dc:date>2021-11-25T09:14:55.974084319</dc:date>
    <meta:editing-duration>PT1H46M32S</meta:editing-duration>
    <meta:editing-cycles>5</meta:editing-cycles>
    <meta:generator>LibreOffice/7.2.2.2$Linux_X86_64 LibreOffice_project/20$Build-2</meta:generator>
    <meta:print-date>2021-11-25T10:20:21.498625572</meta:print-date>
    <meta:document-statistic meta:table-count="0" meta:image-count="7" meta:object-count="0" meta:page-count="1" meta:paragraph-count="1" meta:word-count="1" meta:character-count="1" meta:non-whitespace-character-count="1"/>
  </office:meta>
</office:document-meta>
</file>